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974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amaño(n)</text:p>
          </table:table-cell>
          <table:table-cell office:value-type="string" table:style-name="ce1">
            <text:p>Tiempo de fuerza bruta (ms)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3"/>
          <table:table-cell table:style-name="ce1">
            <draw:frame draw:z-index="1" draw:id="id0" draw:style-name="a0" draw:name="Gráfico 6" svg:x="0.02083in" svg:y="0.0520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8" table:style-name="ce1">
            <text:p>288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51" table:style-name="ce1">
            <text:p>55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00" table:style-name="ce1">
            <text:p>1100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75" table:style-name="ce1">
            <text:p>2175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06" table:style-name="ce1">
            <text:p>4306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610" table:style-name="ce1">
            <text:p>861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502" table:style-name="ce1">
            <text:p>1750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874" table:style-name="ce1">
            <text:p>3487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0550" table:style-name="ce1">
            <text:p>70550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Pablo Pastor Martín</meta:initial-creator>
    <dc:creator>Pablo Pastor Martín</dc:creator>
    <meta:creation-date>2017-03-18T16:33:05Z</meta:creation-date>
    <dc:date>2017-03-18T17:10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2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71000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empo de fuerza bruta (ms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amaño(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(ms)</text:p>
            </chart:title>
            <chart:grid chart:class="major" chart:style-name="GMa1"/>
          </chart:axis>
          <chart:series chart:label-cell-address="Hoja1.$B$1" chart:values-cell-range-address="Hoja1.$B$2:.$B$16" chart:class="chart:scatter" chart:attached-axis="primary-y" chart:style-name="G0S0">
            <chart:domain table:cell-range-address="Hoja1.$A$2:.$A$16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